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0000003A864EE3DDA6DFC7635.jpg" manifest:media-type="image/jpeg"/>
  <manifest:file-entry manifest:full-path="Pictures/10000000000002E90000041046DF2B7990255748.jpg" manifest:media-type="image/jpeg"/>
  <manifest:file-entry manifest:full-path="Pictures/10000000000003AB0000051F0A3787333709AB9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0.545cm" fo:min-width="25.967cm" loext:softedge-radius="0.282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6.467cm" svg:height="10.795cm" svg:x="0.635cm" svg:y="4.34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The Grift, the Grind, and the ग्रंथ</text:p>
          </draw:text-box>
        </draw:frame>
        <draw:frame draw:style-name="gr2" draw:text-style-name="P2" draw:layer="layout" svg:width="6.541cm" svg:height="9.134cm" svg:x="1.714cm" svg:y="5.08cm" presentation:class="graphic" presentation:user-transformed="true">
          <draw:image xlink:href="Pictures/10000000000003AB0000051F0A3787333709AB9E.jpg" xlink:type="simple" xlink:show="embed" xlink:actuate="onLoad" draw:mime-type="image/jpeg">
            <text:p/>
          </draw:image>
        </draw:frame>
        <draw:frame draw:style-name="gr2" draw:text-style-name="P2" draw:layer="layout" svg:width="6.541cm" svg:height="9.134cm" svg:x="10.604cm" svg:y="5.08cm">
          <draw:image xlink:href="Pictures/10000000000002E90000041046DF2B7990255748.jpg" xlink:type="simple" xlink:show="embed" xlink:actuate="onLoad" draw:mime-type="image/jpeg">
            <text:p/>
          </draw:image>
        </draw:frame>
        <draw:frame draw:style-name="gr2" draw:text-style-name="P2" draw:layer="layout" svg:width="6.541cm" svg:height="9.134cm" svg:x="19.494cm" svg:y="5.08cm">
          <draw:image xlink:href="Pictures/10000000000002A0000003A864EE3DDA6DFC7635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Not a language talk</text:p>
          </draw:text-box>
        </draw:frame>
        <draw:frame presentation:style-name="pr3" draw:layer="layout" svg:width="7.49cm" svg:height="2.03cm" svg:x="2.54cm" svg:y="4.955cm" presentation:class="outline" presentation:user-transformed="true">
          <draw:text-box>
            <text:p>Common Lisp</text:p>
            <text:p/>
          </draw:text-box>
        </draw:frame>
        <draw:frame presentation:style-name="pr3" draw:layer="layout" svg:width="3.81cm" svg:height="2.03cm" svg:x="3.68cm" svg:y="8.765cm" presentation:class="outline" presentation:user-transformed="true">
          <draw:text-box>
            <text:p>Ruby</text:p>
            <text:p/>
          </draw:text-box>
        </draw:frame>
        <draw:frame presentation:style-name="pr3" draw:layer="layout" svg:width="3.68cm" svg:height="2.03cm" svg:x="5.585cm" svg:y="11.94cm" presentation:class="outline" presentation:user-transformed="true">
          <draw:text-box>
            <text:p>Rust</text:p>
            <text:p/>
          </draw:text-box>
        </draw:frame>
        <draw:frame presentation:style-name="pr3" draw:layer="layout" svg:width="3.68cm" svg:height="2.03cm" svg:x="11.3cm" svg:y="7.495cm" presentation:class="outline" presentation:user-transformed="true">
          <draw:text-box>
            <text:p>Perl</text:p>
            <text:p/>
          </draw:text-box>
        </draw:frame>
        <draw:frame presentation:style-name="pr3" draw:layer="layout" svg:width="10.03cm" svg:height="2.03cm" svg:x="15.875cm" svg:y="5.08cm" presentation:class="outline" presentation:user-transformed="true">
          <draw:text-box>
            <text:p>Visual Basic 3.0</text:p>
            <text:p/>
          </draw:text-box>
        </draw:frame>
        <draw:frame presentation:style-name="pr3" draw:layer="layout" svg:width="7.49cm" svg:height="2.03cm" svg:x="18.92cm" svg:y="8.255cm" presentation:class="outline" presentation:user-transformed="true">
          <draw:text-box>
            <text:p>C#</text:p>
            <text:p/>
          </draw:text-box>
        </draw:frame>
        <draw:frame presentation:style-name="pr3" draw:layer="layout" svg:width="7.49cm" svg:height="2.03cm" svg:x="15.875cm" svg:y="12.575cm" presentation:class="outline" presentation:user-transformed="true">
          <draw:text-box>
            <text:p>SQL</text:p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33333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3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0T18:04:58.761556069</meta:creation-date>
    <dc:date>2024-03-21T00:01:25.025458343</dc:date>
    <meta:editing-duration>PT3M25S</meta:editing-duration>
    <meta:editing-cycles>3</meta:editing-cycles>
    <meta:generator>LibreOffice/7.3.7.2$Linux_X86_64 LibreOffice_project/30$Build-2</meta:generator>
    <meta:document-statistic meta:object-count="38"/>
  </office:meta>
</office:document-meta>
</file>